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d78c" officeooo:paragraph-rsid="0011d78c"/>
    </style:style>
    <style:style style:name="P2" style:family="paragraph" style:parent-style-name="Standard">
      <style:text-properties officeooo:rsid="0013793e" officeooo:paragraph-rsid="0013793e"/>
    </style:style>
    <style:style style:name="P3" style:family="paragraph" style:parent-style-name="Standard">
      <style:text-properties officeooo:rsid="0013793e" officeooo:paragraph-rsid="0013793e"/>
    </style:style>
    <style:style style:name="P4" style:family="paragraph" style:parent-style-name="Standard">
      <style:text-properties officeooo:rsid="0013d1c7" officeooo:paragraph-rsid="0013793e"/>
    </style:style>
    <style:style style:name="P5" style:family="paragraph" style:parent-style-name="Standard">
      <style:text-properties officeooo:rsid="00161aff" officeooo:paragraph-rsid="00161aff"/>
    </style:style>
    <style:style style:name="P6" style:family="paragraph" style:parent-style-name="Standard">
      <style:text-properties officeooo:rsid="0011d78c" officeooo:paragraph-rsid="0011d78c"/>
    </style:style>
    <style:style style:name="P7" style:family="paragraph" style:parent-style-name="Standard">
      <style:text-properties officeooo:rsid="00172075" officeooo:paragraph-rsid="00172075"/>
    </style:style>
    <style:style style:name="P8" style:family="paragraph" style:parent-style-name="Standard">
      <style:text-properties officeooo:rsid="00172075" officeooo:paragraph-rsid="00161aff"/>
    </style:style>
    <style:style style:name="P9" style:family="paragraph" style:parent-style-name="Standard">
      <style:text-properties officeooo:rsid="00172075" officeooo:paragraph-rsid="0017b34a"/>
    </style:style>
    <style:style style:name="P10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1d78c" officeooo:paragraph-rsid="0011d78c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3793e" officeooo:paragraph-rsid="0013793e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Heading_20_1">
      <style:text-properties fo:font-size="18pt" fo:font-style="italic" style:text-underline-style="solid" style:text-underline-width="auto" style:text-underline-color="font-color" fo:font-weight="bold" officeooo:rsid="0013d1c7" officeooo:paragraph-rsid="0013793e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Preformatted_20_Text">
      <style:text-properties officeooo:rsid="0013793e" officeooo:paragraph-rsid="0013793e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paragraph-rsid="0014ea5b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rsid="00161aff" officeooo:paragraph-rsid="00161aff"/>
    </style:style>
    <style:style style:name="T1" style:family="text">
      <style:text-properties officeooo:rsid="0013d1c7"/>
    </style:style>
    <style:style style:name="T2" style:family="text">
      <style:text-properties fo:font-weight="bold"/>
    </style:style>
    <style:style style:name="T3" style:family="text">
      <style:text-properties officeooo:rsid="0014ea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7">=======================================================================</text:p>
      <text:p text:style-name="P10">Shh authetication in dockerfile automatic</text:p>
      <text:p text:style-name="P1"/>
      <text:p text:style-name="P1"><text:s/>echo "Host github.com\n\tStrictHostKeyChecking no\n" &gt; /root/.ssh/config</text:p>
      <text:p text:style-name="P1"/>
      <text:p text:style-name="P7">=======================================================================</text:p>
      <text:p text:style-name="P1"/>
      <text:p text:style-name="P11">unknown terminal in dockerfile solution</text:p>
      <text:p text:style-name="P2"/>
      <text:p text:style-name="P2">export TERM=xterm</text:p>
      <text:p text:style-name="P2"/>
      <text:p text:style-name="P7">=======================================================================</text:p>
      <text:h text:style-name="P12" text:outline-level="1">Setup SSH for Auto Login without a Password</text:h>
      <text:p text:style-name="P4"/>
      <text:p text:style-name="P4"/>
      <text:p text:style-name="P2"><text:span text:style-name="T2">On server</text:span>:</text:p>
      <text:p text:style-name="P2"/>
      <text:p text:style-name="P13">cd .ssh</text:p>
      <text:p text:style-name="Preformatted_20_Text">ssh-keygen -t rsa <text:s/>(hit return through prompts)</text:p>
      <text:p text:style-name="Preformatted_20_Text"><text:span text:style-name="T1">mv</text:span> id_rsa.pub &gt;&gt; authorized_keys</text:p>
      <text:p text:style-name="P14">chmod 600 authorized_keys</text:p>
      <text:p text:style-name="P14"><text:span text:style-name="T3">scp authorized_keys user@client ip:/home/ubuntu/.ssh/</text:span></text:p>
      <text:p text:style-name="P15">check on client side and try to login from server</text:p>
      <text:p text:style-name="P5">links : <text:a xlink:type="simple" xlink:href="http://www.rebol.com/docs/ssh-auto-login.html">http://www.rebol.com/docs/ssh-auto-login.html</text:a></text:p>
      <text:p text:style-name="P8"/>
      <text:p text:style-name="P9">=======================================================================</text:p>
      <text:p text:style-name="P9"/>
      <text:p text:style-name="P9"/>
      <text:p text:style-name="P9"><text:s text:c="2"/></text:p>
      <text:p text:style-name="P9"><text:s text:c="2"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1:32:40.236288315</meta:creation-date>
    <dc:date>2016-10-04T11:48:41.240716139</dc:date>
    <meta:editing-duration>PT6M13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65" meta:character-count="777" meta:non-whitespace-character-count="723"/>
  </office:meta>
</office:document-meta>
</file>